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DeserializerTest1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setValue( V1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erializerTest1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DeserializerTest1.test_nul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DeserializerTest1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erializerTest1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